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DestroyAnnotationBeanPostProcessorTests.processAheadOfTime( Root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itDestroyAnnotationBeanPostProcessorTests.registerBean( Root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itDestroyAnnotationBeanPostProcessorTests.processAheadOfTimeWhenNoCallbackDoesNotMutateRoot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itDestroyAnnotationBeanPostProcessorTests.createAotBean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DestroyAnnotationBeanPostProcessorTests.processAheadOfTimeWhenHasInferredDestroyMethodAddsDestroy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itDestroyAnnotationBeanPostProcessorTests.processAheadOfTimeWhenHasInitDestroyAnnotationsAndOverlappingCustomDefinedMethodNamesFiltersDupl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itDestroyAnnotationBeanPostProcessorTests.processAheadOfTimeWhenHasInitDestroyAnnotationsAndCustomDefinedMethodNamesAddsMetho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itDestroyAnnotationBeanPostProcessorTests.processAheadOfTimeWhenHasInitDestroyAnnotationsAddsMetho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itDestroyAnnotationBeanPostProcessorTests.processAheadOfTimeWhenHasInferredDestroyMethodAndNoCandidateDoesNotMutateRoot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itDestroyAnnotationBeanPostProcessorTests.getMerged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AnnotationBeanPostProcessorTests.processAheadOfTimeWhenHasMultipleInitDestroyAnnotationsAddsAllMetho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